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89.186cm" fo:min-width="42.8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5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style:font-name="Arial Black1" fo:font-size="200pt" style:font-size-asian="200pt" style:font-size-complex="200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.1cm" svg:height="91.2cm" svg:x="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cm" svg:height="6.5cm" svg:x="18.3cm" svg:y="0.25cm">
          <draw:text-box>
            <text:p><text:span text:style-name="T1">451 cm</text:span></text:p>
          </draw:text-box>
        </draw:frame>
        <draw:frame draw:style-name="gr3" draw:text-style-name="P2" draw:layer="layout" svg:width="13.275cm" svg:height="7.821cm" svg:x="11.475cm" svg:y="90.429cm">
          <draw:text-box>
            <text:p><text:span text:style-name="T1">217 cm</text:span></text:p>
          </draw:text-box>
        </draw:frame>
        <draw:line draw:style-name="gr4" draw:text-style-name="P3" draw:layer="layout" svg:x1="5cm" svg:y1="96.199cm" svg:x2="5cm" svg:y2="68cm">
          <text:p/>
        </draw:line>
        <draw:frame draw:style-name="gr3" draw:text-style-name="P2" draw:layer="layout" svg:width="16cm" svg:height="7.821cm" svg:x="6.75cm" svg:y="78.5cm">
          <draw:text-box>
            <text:p><text:span text:style-name="T1">282 cm</text:span></text:p>
          </draw:text-box>
        </draw:frame>
        <draw:frame draw:style-name="gr5" draw:text-style-name="P4" draw:layer="layout" svg:width="32.75cm" svg:height="30.11cm" svg:x="15cm" svg:y="36.64cm">
          <draw:text-box>
            <text:p><text:span text:style-name="T2">451 x</text:span></text:p>
            <text:p><text:span text:style-name="T2">912 cm</text:span></text:p>
          </draw:text-box>
        </draw:frame>
        <draw:line draw:style-name="gr4" draw:text-style-name="P3" draw:layer="layout" svg:x1="5cm" svg:y1="96.2cm" svg:x2="26.7cm" svg:y2="96.2cm">
          <text:p/>
        </draw:line>
        <draw:frame draw:style-name="gr2" draw:text-style-name="P2" draw:layer="layout" svg:width="16cm" svg:height="6.5cm" svg:x="7cm" svg:y="29.35cm">
          <draw:text-box>
            <text:p><text:span text:style-name="T1">630 cm</text:span></text:p>
          </draw:text-box>
        </draw:frame>
        <draw:frame draw:style-name="gr3" draw:text-style-name="P2" draw:layer="layout" svg:width="13.275cm" svg:height="7.821cm" svg:x="51.5cm" svg:y="48.25cm">
          <draw:text-box>
            <text:p><text:span text:style-name="T1">912 cm</text:span></text:p>
          </draw:text-box>
        </draw:frame>
        <draw:custom-shape draw:style-name="gr6" draw:text-style-name="P6" draw:layer="layout" svg:width="6cm" svg:height="10.181cm" svg:x="65.723cm" svg:y="86.319cm">
          <text:p text:style-name="P5"><text:span text:style-name="T3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6:56:56.587000000</dc:date>
    <meta:editing-duration>PT1H39M10S</meta:editing-duration>
    <meta:editing-cycles>50</meta:editing-cycles>
    <meta:generator>LibreOffice/7.0.4.2$Windows_X86_64 LibreOffice_project/dcf040e67528d9187c66b2379df5ea4407429775</meta:generator>
    <meta:document-statistic meta:object-count="10"/>
  </office:meta>
</office:document-meta>
</file>